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9a93b" officeooo:paragraph-rsid="0019a93b"/>
    </style:style>
    <style:style style:name="P2" style:family="paragraph" style:parent-style-name="Standard">
      <style:text-properties officeooo:rsid="0019a93b" officeooo:paragraph-rsid="0019b55d"/>
    </style:style>
    <style:style style:name="P3" style:family="paragraph" style:parent-style-name="Standard">
      <style:text-properties officeooo:rsid="0019a93b" officeooo:paragraph-rsid="001bac3c"/>
    </style:style>
    <style:style style:name="P4" style:family="paragraph" style:parent-style-name="Standard">
      <style:text-properties officeooo:rsid="0019a93b" officeooo:paragraph-rsid="0019a93b"/>
    </style:style>
    <style:style style:name="T1" style:family="text">
      <style:text-properties officeooo:rsid="0019b55d"/>
    </style:style>
    <style:style style:name="T2" style:family="text">
      <style:text-properties officeooo:rsid="0019c5f7"/>
    </style:style>
    <style:style style:name="T3" style:family="text">
      <style:text-properties officeooo:rsid="001b4be6"/>
    </style:style>
    <style:style style:name="T4" style:family="text">
      <style:text-properties officeooo:rsid="001bac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óng →<text:span text:style-name="T1"> あつい</text:span></text:p>
      <text:p text:style-name="P2">lạnh →<text:span text:style-name="T1"> つめたい</text:span></text:p>
      <text:p text:style-name="P2">đẹp trai →<text:span text:style-name="T1"> ハンサム</text:span></text:p>
      <text:p text:style-name="P2">đẹp gái →<text:span text:style-name="T1"> きれい</text:span></text:p>
      <text:p text:style-name="P2">cao, giàu →<text:span text:style-name="T1"> たかい</text:span></text:p>
      <text:p text:style-name="P2">cũ →<text:span text:style-name="T1"> ふるい</text:span></text:p>
      <text:p text:style-name="P2">mới →<text:span text:style-name="T1"> あたらしい</text:span></text:p>
      <text:p text:style-name="P2">nổi tiếng →<text:span text:style-name="T1"> ゆうめい</text:span></text:p>
      <text:p text:style-name="P2">xe đạp →<text:span text:style-name="T1"> </text:span></text:p>
      <text:p text:style-name="P2">xe máy →<text:span text:style-name="T1"> ばいく</text:span></text:p>
      <text:p text:style-name="P2">taxi →<text:span text:style-name="T1"> たけし</text:span></text:p>
      <text:p text:style-name="P2">tàu →<text:span text:style-name="T1"> ふねん</text:span></text:p>
      <text:p text:style-name="P2">tàu cao tốc →<text:span text:style-name="T1"> あかりす</text:span></text:p>
      <text:p text:style-name="P2">tàu lửa →<text:span text:style-name="T1"> </text:span></text:p>
      <text:p text:style-name="P2">xe buýt →<text:span text:style-name="T1"> ばす</text:span></text:p>
      <text:p text:style-name="P2">ngon →<text:span text:style-name="T1"> おいしい</text:span></text:p>
      <text:p text:style-name="P2">đắng →<text:span text:style-name="T1"> にがい</text:span></text:p>
      <text:p text:style-name="P2">ngọt →<text:span text:style-name="T1"> あまい</text:span></text:p>
      <text:p text:style-name="P2">cay <text:s/>→<text:span text:style-name="T1"> からい</text:span></text:p>
      <text:p text:style-name="P2">chua →<text:span text:style-name="T1"> すつぱい</text:span></text:p>
      <text:p text:style-name="P2">đông →<text:span text:style-name="T1"> おおい</text:span></text:p>
      <text:p text:style-name="P2">yên tĩnh →<text:span text:style-name="T1"> しずか</text:span></text:p>
      <text:p text:style-name="P2">vắng →<text:span text:style-name="T1"> すくない</text:span></text:p>
      <text:p text:style-name="P2">ồn ào →<text:span text:style-name="T3">　にぎやか </text:span></text:p>
      <text:p text:style-name="P2">to →<text:span text:style-name="T1"> おおきい</text:span></text:p>
      <text:p text:style-name="P2">nhỏ →<text:span text:style-name="T1"> ちいさい</text:span></text:p>
      <text:p text:style-name="P2">rất →<text:span text:style-name="T1"> とても</text:span></text:p>
      <text:p text:style-name="P2">hơi →<text:span text:style-name="T1"> すこし</text:span></text:p>
      <text:p text:style-name="P2">vãi →<text:span text:style-name="T1"> </text:span></text:p>
      <text:p text:style-name="P1">không ... lắm</text:p>
      <text:p text:style-name="P1">không ... nào</text:p>
      <text:p text:style-name="P2">đồng ý →<text:span text:style-name="T1"> そですね</text:span></text:p>
      <text:p text:style-name="P2">ngạc nhiên →<text:span text:style-name="T1"> そですも</text:span></text:p>
      <text:p text:style-name="P2">người yêu →<text:span text:style-name="T1"> こいひと</text:span></text:p>
      <text:p text:style-name="P2">gia đình →<text:span text:style-name="T1"> かぞく</text:span></text:p>
      <text:p text:style-name="P3">bạn bè →<text:span text:style-name="T1"> ともだち</text:span></text:p>
      <text:p text:style-name="P2">hôm nay →<text:span text:style-name="T1"> </text:span></text:p>
      <text:p text:style-name="P2">ngày mai →<text:span text:style-name="T1"> </text:span></text:p>
      <text:p text:style-name="P2">ngày kia →<text:span text:style-name="T1"> </text:span></text:p>
      <text:p text:style-name="P2">hôm qua →<text:span text:style-name="T1"> </text:span></text:p>
      <text:p text:style-name="P2">hôm kia →<text:span text:style-name="T1"> </text:span></text:p>
      <text:p text:style-name="P2">nhà →<text:span text:style-name="T1"> いえ</text:span></text:p>
      <text:p text:style-name="P2">bưu điện →<text:span text:style-name="T1"> ゆうびんきょく</text:span></text:p>
      <text:p text:style-name="P2">bệnh viện →<text:span text:style-name="T1"> びょういん</text:span></text:p>
      <text:p text:style-name="P3">bảo tàng mĩ thuật →<text:span text:style-name="T1"> びじゅつかん</text:span></text:p>
      <text:p text:style-name="P2">học bài →<text:span text:style-name="T1"> べんきょうします</text:span></text:p>
      <text:p text:style-name="P3">dưa gang →<text:span text:style-name="T1"> メロン</text:span></text:p>
      <text:p text:style-name="P3"><text:soft-page-break/>Nóng</text:p>
      <text:p text:style-name="P3">lạnh</text:p>
      <text:p text:style-name="P1">đẹp trai</text:p>
      <text:p text:style-name="P1">đẹp gái</text:p>
      <text:p text:style-name="P1">cao, giàu</text:p>
      <text:p text:style-name="P1">cũ</text:p>
      <text:p text:style-name="P1">mới</text:p>
      <text:p text:style-name="P1">nổi tiếng</text:p>
      <text:p text:style-name="P1">xe đạp</text:p>
      <text:p text:style-name="P1">xe máy</text:p>
      <text:p text:style-name="P1">taxi</text:p>
      <text:p text:style-name="P1">tàu</text:p>
      <text:p text:style-name="P1">tàu cao tốc</text:p>
      <text:p text:style-name="P1">tàu lửa</text:p>
      <text:p text:style-name="P1">xe buýt</text:p>
      <text:p text:style-name="P1">ngon</text:p>
      <text:p text:style-name="P1">dở</text:p>
      <text:p text:style-name="P1">ngọt</text:p>
      <text:p text:style-name="P1">cay </text:p>
      <text:p text:style-name="P1">chua</text:p>
      <text:p text:style-name="P1">đông</text:p>
      <text:p text:style-name="P1">yên tĩnh</text:p>
      <text:p text:style-name="P1">vắng</text:p>
      <text:p text:style-name="P1">ồn ào</text:p>
      <text:p text:style-name="P1">to</text:p>
      <text:p text:style-name="P1">nhỏ</text:p>
      <text:p text:style-name="P1">rất</text:p>
      <text:p text:style-name="P1">hơi</text:p>
      <text:p text:style-name="P1">vãi</text:p>
      <text:p text:style-name="P1">không ... lắm</text:p>
      <text:p text:style-name="P1">không ... nào</text:p>
      <text:p text:style-name="P1">đồng ý</text:p>
      <text:p text:style-name="P1">ngạc nhiên</text:p>
      <text:p text:style-name="P1">người yêu</text:p>
      <text:p text:style-name="P1">gia đình</text:p>
      <text:p text:style-name="P1">bạn bè</text:p>
      <text:p text:style-name="P1">hôm nay</text:p>
      <text:p text:style-name="P1">ngày mai</text:p>
      <text:p text:style-name="P1">ngày kia</text:p>
      <text:p text:style-name="P1">hôm qua</text:p>
      <text:p text:style-name="P1">hôm kia</text:p>
      <text:p text:style-name="P1">hôm trước</text:p>
      <text:p text:style-name="P1">cuối tuần</text:p>
      <text:p text:style-name="P1">nhà</text:p>
      <text:p text:style-name="P1">bưu điện</text:p>
      <text:p text:style-name="P1">bệnh viện</text:p>
      <text:p text:style-name="P1">bảo tàng mĩ thuật</text:p>
      <text:p text:style-name="P1">học bài</text:p>
      <text:p text:style-name="P1">dưa g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8:16:38.631356186</meta:creation-date>
    <dc:date>2018-01-14T20:15:18.522474077</dc:date>
    <meta:editing-duration>PT19M36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2" meta:paragraph-count="96" meta:word-count="348" meta:character-count="889" meta:non-whitespace-character-count="728"/>
  </office:meta>
</office:document-meta>
</file>